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f312"/>
    </style:style>
    <style:style style:name="P2" style:family="paragraph" style:parent-style-name="Standard">
      <style:text-properties officeooo:rsid="000bf312" officeooo:paragraph-rsid="000bf312"/>
    </style:style>
    <style:style style:name="P3" style:family="paragraph" style:parent-style-name="Standard">
      <style:text-properties officeooo:rsid="000d1a71" officeooo:paragraph-rsid="000d1a71"/>
    </style:style>
    <style:style style:name="P4" style:family="paragraph" style:parent-style-name="Standard">
      <style:text-properties officeooo:rsid="000f03f4" officeooo:paragraph-rsid="000f03f4"/>
    </style:style>
    <style:style style:name="P5" style:family="paragraph" style:parent-style-name="Standard">
      <style:text-properties officeooo:rsid="00103df1" officeooo:paragraph-rsid="00103df1"/>
    </style:style>
    <style:style style:name="P6" style:family="paragraph" style:parent-style-name="Standard">
      <style:text-properties officeooo:rsid="001108a4" officeooo:paragraph-rsid="001108a4"/>
    </style:style>
    <style:style style:name="P7" style:family="paragraph" style:parent-style-name="Standard">
      <style:text-properties officeooo:rsid="0011f90d" officeooo:paragraph-rsid="0011f90d"/>
    </style:style>
    <style:style style:name="P8" style:family="paragraph" style:parent-style-name="Standard">
      <style:text-properties officeooo:rsid="0012abc5" officeooo:paragraph-rsid="0012abc5"/>
    </style:style>
    <style:style style:name="P9" style:family="paragraph" style:parent-style-name="Standard">
      <style:text-properties officeooo:rsid="0013b493" officeooo:paragraph-rsid="0013b493"/>
    </style:style>
    <style:style style:name="P10" style:family="paragraph" style:parent-style-name="Standard">
      <style:text-properties officeooo:rsid="0015fe1d" officeooo:paragraph-rsid="0015fe1d"/>
    </style:style>
    <style:style style:name="P11" style:family="paragraph" style:parent-style-name="Standard">
      <style:text-properties officeooo:rsid="0016a2bb" officeooo:paragraph-rsid="0016a2bb"/>
    </style:style>
    <style:style style:name="P12" style:family="paragraph" style:parent-style-name="Standard">
      <style:text-properties officeooo:rsid="00173792" officeooo:paragraph-rsid="00173792"/>
    </style:style>
    <style:style style:name="P13" style:family="paragraph" style:parent-style-name="Standard">
      <style:text-properties officeooo:rsid="00188ed8" officeooo:paragraph-rsid="00188ed8"/>
    </style:style>
    <style:style style:name="T1" style:family="text">
      <style:text-properties officeooo:rsid="001421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apear</text:p>
      <text:p text:style-name="P2">crear proyecto</text:p>
      <text:p text:style-name="P2">crear un package jason </text:p>
      <text:p text:style-name="P2">instalar express</text:p>
      <text:p text:style-name="P2"/>
      <text:p text:style-name="P2">creamos el archivo index.js</text:p>
      <text:p text:style-name="P2"><text:s/>(con app.get veremos en el navegador lo que ha scrapeado).</text:p>
      <text:p text:style-name="P2">node index.js en la consola</text:p>
      <text:p text:style-name="P2"/>
      <text:p text:style-name="P3">utilizamos un módulo npm request para capturar el html de una url en concreto. </text:p>
      <text:p text:style-name="P3">Npm intall require --save</text:p>
      <text:p text:style-name="P3"/>
      <text:p text:style-name="P3">Utilizamos otro módulo npm para capturar los trozos que nos interesan.</text:p>
      <text:p text:style-name="P3">npm install cheerio –save</text:p>
      <text:p text:style-name="P4">lo que ponemos en var title es lo que queremos capturar =&gt; se utiliza el símbolo $ y con .text() lo pasamos a texto.</text:p>
      <text:p text:style-name="P4"/>
      <text:p text:style-name="P5">Con var $linkevents capturamos todos los links y los pintamos como texto.</text:p>
      <text:p text:style-name="P5"/>
      <text:p text:style-name="P5">Con eventStars.push creamos un array con los datos que nos interesa.</text:p>
      <text:p text:style-name="P6">Link.split(“?id=”)[1] =&gt;cogemos el id de cada link</text:p>
      <text:p text:style-name="P6"/>
      <text:p text:style-name="P6"/>
      <text:p text:style-name="P6">Para coger lo que nos interesa de cada unos de los links que hemos capturado lo realizaremos con promesas, porque si lo hacemos de forma síncrona se puede eternizar.</text:p>
      <text:p text:style-name="P6">Hacemos un array con los enlaces:</text:p>
      <text:p text:style-name="P6">alink.push(link)</text:p>
      <text:p text:style-name="P6"/>
      <text:p text:style-name="P6">El array de links lo convertimos en un array de promesas para hacer peticiones a los enlaces.</text:p>
      <text:p text:style-name="P7">Tenemos que instalar npm promises y npm request-promises ,siempre con –save</text:p>
      <text:p text:style-name="P7"/>
      <text:p text:style-name="P9">Es la función “rp”. <text:span text:style-name="T1">Es una petición a cada </text:span></text:p>
      <text:p text:style-name="P7"/>
      <text:p text:style-name="P8">Con promise all le puedo pasar un array de promesas y cuando termine nos da el resultado.</text:p>
      <text:p text:style-name="P8"/>
      <text:p text:style-name="P10">Para devolver el resultado como un Json, con exress devuelvo el resultado con response. Por tanto utilizarems el res.json.</text:p>
      <text:p text:style-name="P10"/>
      <text:p text:style-name="P11">Ahora lo hemos hecho para que se vea en el browser. Per no hace falta, el json lo podemos guardar en locar.</text:p>
      <text:p text:style-name="P2"/>
      <text:p text:style-name="P12">Tenemos url base</text:p>
      <text:p text:style-name="P12">cn request devuelve string</text:p>
      <text:p text:style-name="P12">con cheerio.load me guarda en $ el contenido con formato HTML en Jquery</text:p>
      <text:p text:style-name="P12">Con esto selecciono los enlazos con formato Jquery =&gt; me permite utilizar metodos Jquery.</text:p>
      <text:p text:style-name="P13">Para cada uno de los enlaces seleccionamos lo que nos interesa con variables y los ponemos como un objeto.</text:p>
      <text:p text:style-name="P13"/>
      <text:p text:style-name="P13">Segunda fase: definimos array los links con promesas y map. Utlizamos promise all.</text:p>
      <text:p text:style-name="P13"/>
      <text:p text:style-name="P13">Lllega un array de html en formato string. </text:p>
      <text:p text:style-name="P13">Tenemos que recorrer el array y hacemos lo mismo. Creamos versión Jquery con cheerio. <text:soft-page-break/>Seleccionamos lo que nos interesa. Aprovechando que el orden es el mismo, seleccionamos lo qe nos interesa y lo ponemos en el objeto que ya teníamos.</text:p>
      <text:p text:style-name="P13">Mostramos el tiempo total y cerramos la consexión, devolviendo en formato json el objeto que hemos creado.</text:p>
      <text:p text:style-name="P13"/>
      <text:p text:style-name="P1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4:52:10.330188000</meta:creation-date>
    <dc:date>2016-08-23T16:02:57.160373000</dc:date>
    <meta:editing-duration>PT1H2M40S</meta:editing-duration>
    <meta:editing-cycles>14</meta:editing-cycles>
    <meta:generator>LibreOffice/4.2.4.2$MacOSX_X86_64 LibreOffice_project/63150712c6d317d27ce2db16eb94c2f3d7b699f8</meta:generator>
    <meta:document-statistic meta:table-count="0" meta:image-count="0" meta:object-count="0" meta:page-count="2" meta:paragraph-count="34" meta:word-count="378" meta:character-count="2198" meta:non-whitespace-character-count="1848"/>
  </office:meta>
</office:document-meta>
</file>